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C3000002E7AC51B125398DBF6E.png" manifest:media-type="image/png"/>
  <manifest:file-entry manifest:full-path="Pictures/10000001000002C40000030375CAE1C4BC32CE4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8.732cm" svg:height="27.7cm" svg:x="1.25cm" svg:y="1cm">
          <draw:image xlink:href="Pictures/10000001000002C40000030375CAE1C4BC32CE48.png" xlink:type="simple" xlink:show="embed" xlink:actuate="onLoad" draw:mime-type="image/png">
            <text:p/>
          </draw:image>
        </draw:frame>
      </draw:page>
      <draw:page draw:name="page2" draw:style-name="dp1" draw:master-page-name="Standard">
        <draw:frame draw:style-name="gr1" draw:text-style-name="P1" draw:layer="layout" svg:width="18.705cm" svg:height="27.658cm" svg:x="1.295cm" svg:y="1cm">
          <draw:image xlink:href="Pictures/10000001000002C3000002E7AC51B125398DBF6E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5-03T08:54:29.545097866</meta:creation-date>
    <dc:date>2022-05-03T08:57:17.134039703</dc:date>
    <meta:editing-duration>PT2M49S</meta:editing-duration>
    <meta:editing-cycles>1</meta:editing-cycles>
    <meta:document-statistic meta:object-count="2"/>
    <meta:generator>LibreOffice/7.3.2.2$Linux_X86_64 LibreOffice_project/30$Build-2</meta:generator>
  </office:meta>
</office:document-meta>
</file>